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DE"/>
    </style:style>
    <style:style style:name="P2" style:parent-style-name="Normal" style:family="paragraph">
      <style:text-properties fo:language="en" fo:country="DE"/>
    </style:style>
    <style:style style:name="P3" style:parent-style-name="Normal" style:family="paragraph">
      <style:text-properties fo:language="en" fo:country="DE"/>
    </style:style>
    <style:style style:name="P4" style:parent-style-name="Normal" style:family="paragraph">
      <style:text-properties fo:language="en" fo:country="DE"/>
    </style:style>
    <style:style style:name="P5" style:parent-style-name="Normal" style:family="paragraph">
      <style:text-properties fo:language="en" fo:country="DE"/>
    </style:style>
    <style:style style:name="P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7" style:parent-style-name="Normal" style:family="paragraph">
      <style:text-properties fo:language="en" fo:country="DE"/>
    </style:style>
    <style:style style:name="P8" style:parent-style-name="Normal" style:family="paragraph">
      <style:text-properties fo:language="en" fo:country="DE"/>
    </style:style>
    <style:style style:name="P9" style:parent-style-name="Normal" style:family="paragraph">
      <style:text-properties fo:language="en" fo:country="DE"/>
    </style:style>
    <style:style style:name="P10" style:parent-style-name="Normal" style:family="paragraph">
      <style:text-properties fo:language="en" fo:country="DE"/>
    </style:style>
    <style:style style:name="P11" style:parent-style-name="Normal" style:family="paragraph">
      <style:text-properties fo:language="en" fo:country="DE"/>
    </style:style>
    <style:style style:name="P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3" style:parent-style-name="Normal" style:family="paragraph">
      <style:text-properties fo:language="en" fo:country="DE"/>
    </style:style>
    <style:style style:name="P14" style:parent-style-name="Normal" style:family="paragraph">
      <style:text-properties fo:language="en" fo:country="DE"/>
    </style:style>
    <style:style style:name="P15" style:parent-style-name="Normal" style:family="paragraph">
      <style:text-properties fo:language="en" fo:country="DE"/>
    </style:style>
    <style:style style:name="P16" style:parent-style-name="Normal" style:family="paragraph">
      <style:text-properties fo:language="en" fo:country="DE"/>
    </style:style>
    <style:style style:name="P17" style:parent-style-name="Normal" style:family="paragraph">
      <style:text-properties fo:language="en" fo:country="DE"/>
    </style:style>
    <style:style style:name="P18" style:parent-style-name="Normal" style:family="paragraph">
      <style:text-properties fo:language="en" fo:country="DE"/>
    </style:style>
    <style:style style:name="T19" style:parent-style-name="DefaultParagraphFont" style:family="text">
      <style:text-properties fo:language="en" fo:country="DE"/>
    </style:style>
  </office:automatic-styles>
  <office:body>
    <office:text text:use-soft-page-breaks="true">
      <text:p text:style-name="P1">Profs:</text:p>
      <text:p text:style-name="P2">{'0': [0, 1, 0, 0, 0, 0], '1': [0, 0, 0, 0, 0, 0], '2': [0, 0, 0, 0, 0, 0], '3': [0, 0, 0, 0, 0, 0], '4': [0, 0, 0, 0, 0, 0], '5': [0, 0, 0, 0, 0, 0], '6': [2, 0, 2, 0, 0, 2], '7': [0, 0, 0, 0, 0, 0], '8': [0, 0, 0, 0, 0, 0], '9': [2, 0, 2, 0, 0, 2], '10': [1, 0, 0, 1, 0, 0], '11': [2, 0, 2, 0, 0, 2], '12': [3, 0, 3, 0, 2, 1], '13': [1, 0, 1, 0, 1, 0], '14': [2, 0, 2, 0, 2, 0], '15': [1, 0, 1, 0, 1, 0], '16': [2, 0, 2, 0, 2, 0], '17': [1, 0, 1, 0, 1, 0], '18': [0, 0, 0, 0, 0, 0], '19': [0, 0, 0, 0, 0, 0], '20': [0, 0, 0, 0, 0, 0], '21': [3, 0, 3, 0, 3, 0], '22': [2, 0, 2, 0, 2, 0], '23': [0, 0, 0, 0, 0, 0], '24': [0, 0, 0, 0, 0, 0], '25': [0, 0, 0, 0, 0, 0], '26': [0, 0, 0, 0, 0, 0], '27': [0, 0, 0, 0, 0, 0], '28': [0, 0, 0, 0, 0, 0], '29': [0, 0, 0, 0, 0, 0], '30': [0, 1, 0, 0, 0, 0], '31': [0, 0, 0, 0, 0, 0], '32': [2, 0, 2, 0, 2, 0], '33': [0, 0, 0, 0, 0, 0], '34': [0, 0, 0, 0, 0, 0], '35': [0, 0, 0, 0, 0, 0], '36': [0, 0, 0, 0, 0, 0], '37': [1, 0, 1, 0, 1, 0], '38': [0, 0, 0, 0, 0, 0], '39': [1, 0, 1, 0, 1, 0], '40': [0, 0, 0, 0, 0, 0], '41': [0, 0, 0, 0, 0, 0], '42': [2, 0, 2, 0, 2, 0], '43': [2, 0, 2, 0, 2, 0], '44': [3, 0, 3, 0, 0, 3], '45': [0, 0, 0, 0, 0, 0], '46': [1, 0, 1, 0, 1, 0], '47': [2, 0, 2, 0, 2, 0], '48': [2, 0, 2, 0, 2, 0], '49': [2, 0, 2, 0, 0, 2], '50': [0, 1, 0, 0, 0, 0], '51': [0, 0, 0, 0, 0, 0], '52': [0, 0, 0, 0, 0, 0], '53': [4, 0, 4, 0, 4, 0], '54': [0, 0, 0, 0, 0, 0], '55': [0, 0, 0, 0, 0, 0], '56': [0, 0, 0, 0, 0, 0], '57': [0, 0, 0, 0, 0, 0], '58': [3, 0, 3, 0, 3, 0], '59': [0, 0, 0, 0, 0, 0], '60': [0, 1, 0, 0, 0, 0], '61': [0, 0, 0, 0, 0, 0], '62': [0, 0, 0, 0, 0, 0], '63': [0, 1, 0, 0, 0, 0], '64': [0, 0, 0, 0, 0, 0], '65': [0, 0, 0, 0, 0, 0], '66': [0, 0, 0, 0, 0, 0], '67': [0, 0, 0, 0, 0, 0], '68': [0, 0, 0, 0, 0, 0], '69': [12, 0, 12, 0, 9, 3], '70': [0, 1, 0, 0, 0, 0], '71': [0, 0, 0, 0, 0, 0], '72': [0, 0, 0, 0, 0, 0], '73': [0, 0, 0, 0, 0, 0], '74': [0, 0, 0, 0, 0, 0], '75': [0, 0, 0, 0, 0, 0], '76': [0, 0, 0, 0, 0, 0], '77': [0, 0, 0, 0, 0, 0], '78': [8, 0, 8, 0, 8, 0], '79': [8, 0, 8, 0, 8, 0], '80': [0, 1, 0, 0, 0, 0], '81': [0, 0, 0, 0, 0, 0], '82': [0, 0, 0, 0, 0, 0], '83': [0, 0, 0, 0, 0, 0], '84': [0, 0, 0, 0, 0, 0], '85': [0, 0, 0, 0, 0, 0], '86': [0, 0, 0, 0, 0, 0], '87': [0, 0, 0, 0, 0, 0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3">1.19<text:s text:c="2"/>seconds</text:p>
      <text:p text:style-name="P4">75 <text:s/>from <text:s/>75</text:p>
      <text:p text:style-name="P5">74 <text:s/>from <text:s/>75</text:p>
      <text:p text:style-name="P6">15 <text:s/>from <text:s/>75</text:p>
      <text:p text:style-name="P7">BI:</text:p>
      <text:p text:style-name="P8">{'0': [0, 1, 0, 0, 0, 0], '1': [0, 0, 0, 0, 0, 0], '2': [0, 0, 0, 0, 0, 0], '3': [2, 0, 2, 0, 0, 2], '4': [2, 0, 2, 0, 0, 2], '5': [2, 0, 2, 0, 0, 2], '6': [2, 0, 2, 0, 0, 2], '7': [2, 0, 2, 0, 0, 2], '8': [2, 0, 2, 0, 0, 2], '9': [2, 0, 2, 0, 0, 2], '10': [1, 0, 0, 1, 0, 0], '11': [2, 0, 2, 0, 2, 0], '12': [1, 0, 1, 0, 1, 0], '13': [0, 0, 0, 0, 0, 0], '14': [0, 0, 0, 0, 0, 0], '15': [0, 0, 0, 0, 0, 0], '16': [0, 0, 0, 0, 0, 0], '17': [0, 0, 0, 0, 0, 0], '18': [0, 0, 0, 0, 0, 0], '19': [0, 0, 0, 0, 0, 0], '20': [0, 0, 0, 0, 0, 0], '21': [2, 0, 2, 0, 2, 0], '22': [0, 0, 0, 0, 0, 0], '23': [0, 0, 0, 0, 0, 0], '24': [0, 0, 0, 0, 0, 0], '25': [0, 0, 0, 0, 0, 0], '26': [0, 0, 0, 0, 0, 0], '27': [0, 0, 0, 0, 0, 0], '28': [1, 0, 1, 0, 0, 1], '29': [1, 0, 1, 0, 0, 1], '30': [0, 1, 0, 0, 0, 0], '31': [0, 0, 0, 0, 0, 0], '32': [0, 0, 0, 0, 0, 0], '33': [0, 0, 0, 0, 0, 0], '34': [0, 0, 0, 0, 0, 0], '35': [0, 0, 0, 0, 0, 0], '36': [0, 0, 0, 0, 0, 0], '37': [0, 0, 0, 0, 0, 0], '38': [0, 0, 0, 0, 0, 0], '39': [0, 0, 0, 0, 0, 0], '40': [1, 0, 0, 1, 0, 0], '41': [2, 0, 2, 0, 2, 0], '42': [2, 0, 2, 0, 2, 0], '43': [2, 0, 2, 0, 2, 0], '44': [1, 0, 1, 0, 1, 0], '45': [0, 0, 0, 0, 0, 0], '46': [0, 0, 0, 0, 0, 0], '47': [0, 0, 0, 0, 0, 0], '48': [1, 0, 1, 0, 1, 0], '49': [2, 0, 2, 0, 2, 0], '50': [0, 1, 0, 0, 0, 0], '51': [0, 0, 0, 0, 0, 0], '52': [0, 0, 0, 0, 0, 0], '53': [0, 0, 0, 0, 0, 0], '54': [0, 0, 0, 0, 0, 0], '55': [0, 0, 0, 0, 0, 0], '56': [0, 0, 0, 0, 0, 0], '57': [0, 0, 0, 0, 0, 0],<text:s/><text:soft-page-break/>'58': [3, 0, 3, 0, 3, 0], '59': [0, 0, 0, 0, 0, 0], '60': [0, 1, 0, 0, 0, 0], '61': [0, 0, 0, 0, 0, 0], '62': [0, 0, 0, 0, 0, 0], '63': [0, 1, 0, 0, 0, 0], '64': [0, 0, 0, 0, 0, 0], '65': [0, 0, 0, 0, 0, 0], '66': [0, 0, 0, 0, 0, 0], '67': [0, 0, 0, 0, 0, 0], '68': [7, 0, 7, 0, 0, 7], '69': [12, 0, 12, 0, 12, 0], '70': [0, 1, 0, 0, 0, 0], '71': [0, 0, 0, 0, 0, 0], '72': [0, 0, 0, 0, 0, 0], '73': [0, 0, 0, 0, 0, 0], '74': [0, 0, 0, 0, 0, 0], '75': [0, 0, 0, 0, 0, 0], '76': [0, 0, 0, 0, 0, 0], '77': [0, 0, 0, 0, 0, 0], '78': [8, 0, 8, 0, 8, 0], '79': [8, 0, 8, 0, 8, 0], '80': [0, 1, 0, 0, 0, 0], '81': [0, 0, 0, 0, 0, 0], '82': [0, 0, 0, 0, 0, 0], '83': [0, 0, 0, 0, 0, 0], '84': [0, 0, 0, 0, 0, 0], '85': [0, 0, 0, 0, 0, 0], '86': [0, 0, 0, 0, 0, 0], '87': [0, 0, 0, 0, 0, 0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9">1.34<text:s text:c="2"/>seconds</text:p>
      <text:p text:style-name="P10">71 <text:s/>from <text:s/>75</text:p>
      <text:p text:style-name="P11">69 <text:s/>from <text:s/>75</text:p>
      <text:p text:style-name="P12">23 <text:s/>from <text:s/>75</text:p>
      <text:p text:style-name="P13"/>
      <text:p text:style-name="P14">No SLA:</text:p>
      <text:p text:style-name="P15">{'0': [0, 1, 0, 0, 0, 0], '1': [2, 0, 2, 0, 0, 2], '2': [2, 0, 2, 0, 0, 2], '3': [2, 0, 2, 0, 0, 2], '4': [2, 0, 2, 0, 0, 2], '5': [2, 0, 2, 0, 0, 2], '6': [1, 0, 1, 0, 1, 0], '7': [2, 0, 2, 0, 0, 2], '8': [2, 0, 2, 0, 0, 2], '9': [1, 0, 1, 0, 1, 0], '10': [2, 0, 0, 2, 0, 0], '11': [0, 0, 0, 0, 0, 0], '12': [0, 0, 0, 0, 0, 0], '13': [0, 0, 0, 0, 0, 0], '14': [0, 0, 0, 0, 0, 0], '15': [0, 0, 0, 0, 0, 0], '16': [0, 0, 0, 0, 0, 0], '17': [0, 0, 0, 0, 0, 0], '18': [0, 0, 0, 0, 0, 0], '19': [0, 0, 0, 0, 0, 0], '20': [0, 0, 0, 0, 0, 0], '21': [1, 0, 1, 0, 1, 0], '22': [0, 0, 0, 0, 0, 0], '23': [0, 0, 0, 0, 0, 0], '24': [0, 0, 0, 0, 0, 0], '25': [0, 0, 0, 0, 0, 0], '26': [0, 0, 0, 0, 0, 0], '27': [0, 0, 0, 0, 0, 0], '28': [1, 0, 1, 0, 0, 1], '29': [1, 0, 1, 0, 0, 1], '30': [0, 1, 0, 0, 0, 0], '31': [0, 0, 0, 0, 0, 0], '32': [0, 0, 0, 0, 0, 0], '33': [0, 0, 0, 0, 0, 0], '34': [0, 0, 0, 0, 0, 0], '35': [0, 0, 0, 0, 0, 0], '36': [0, 0, 0, 0, 0, 0], '37': [0, 0, 0, 0, 0, 0], '38': [0, 0, 0, 0, 0, 0], '39': [0, 0, 0, 0, 0, 0], '40': [1, 0, 0, 1, 0, 0], '41': [2, 0, 2, 0, 2, 0], '42': [2, 0, 2, 0, 2, 0], '43': [2, 0, 2, 0, 2, 0], '44': [1, 0, 1, 0, 1, 0], '45': [0, 0, 0, 0, 0, 0], '46': [0, 0, 0, 0, 0, 0], '47': [0, 0, 0, 0, 0, 0], '48': [0, 0, 0, 0, 0, 0], '49': [2, 0, 2, 0, 2, 0], '50': [0, 1, 0, 0, 0, 0], '51': [0, 0, 0, 0, 0, 0], '52': [0, 0, 0, 0, 0, 0], '53': [0, 0, 0, 0, 0, 0], '54': [0, 0, 0, 0, 0, 0], '55': [0, 0, 0, 0, 0, 0], '56': [0, 0, 0, 0, 0, 0], '57': [0, 0, 0, 0, 0, 0], '58': [3, 0, 3, 0, 3, 0], '59': [0, 0, 0, 0, 0, 0], '60': [0, 1, 0, 0, 0, 0], '61': [0, 0, 0, 0, 0, 0], '62': [0, 0, 0, 0, 0, 0], '63': [0, 1, 0, 0, 0, 0], '64': [0, 0, 0, 0, 0, 0], '65': [0, 0, 0, 0, 0, 0], '66': [0, 0, 0, 0, 0, 0], '67': [0, 0, 0, 0, 0, 0], '68': [7, 0, 7, 0, 0, 7], '69': [12, 0, 12, 0, 12, 0], '70': [0, 1, 0, 0, 0, 0], '71': [0, 0, 0, 0, 0, 0], '72': [0, 0, 0, 0, 0, 0], '73': [0, 0, 0, 0, 0, 0], '74': [0, 0, 0, 0, 0, 0], '75': [0, 0, 0, 0, 0, 0], '76': [0, 0, 0, 0, 0, 0], '77': [0, 0, 0, 0, 0, 0], '78': [8, 0, 8, 0, 8, 0], '79': [8, 0, 8, 0, 8, 0], '80': [0, 1, 0, 0, 0, 0], '81':<text:s/><text:s/>[0, 0, 0, 0, 0, 0], '82': [0, 0, 0, 0, 0, 0], '83': [0, 0, 0, 0, 0, 0], '84': [0, 0, 0, 0, 0, 0], '85': [0, 0, 0, 0, 0, 0], '86': [0, 0, 0, 0, 0, 0], '87': [0, 0, 0, 0, 0, 0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<text:s/><text:soft-page-break/>0, 0, 0, 0], '115': [0, 0, 0, 0, 0, 0], '116': [0, 0, 0, 0, 0, 0], '117': [0, 0, 0, 0, 0, 0], '118': [0, 0, 0, 0, 0, 0], '119': [0, 0, 0, 0, 0, 0]}</text:p>
      <text:p text:style-name="P16">1.32 <text:s/>seconds</text:p>
      <text:p text:style-name="P17">69 <text:s/>from <text:s/>75</text:p>
      <text:p text:style-name="P18">66 <text:s/>from <text:s/>75</text:p>
      <text:p text:style-name="Normal"><text:span text:style-name="T19">23 <text:s/>from <text:s/>7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hran, Narges</meta:initial-creator>
    <dc:creator>Mehran, Narges</dc:creator>
    <meta:creation-date>2022-09-27T18:32:00Z</meta:creation-date>
    <dc:date>2022-09-27T18:32:00Z</dc:date>
    <meta:template xlink:href="Normal.dotm" xlink:type="simple"/>
    <meta:editing-cycles>2</meta:editing-cycles>
    <meta:editing-duration>PT60S</meta:editing-duration>
    <meta:document-statistic meta:page-count="3" meta:paragraph-count="19" meta:word-count="1430" meta:character-count="9562" meta:row-count="67" meta:non-whitespace-character-count="8151"/>
  </office:meta>
</office:document-meta>
</file>